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4B0000003374BA237304EBCBFF6.png" manifest:media-type="image/png"/>
  <manifest:file-entry manifest:full-path="Pictures/10000001000004B000000337C64774C1D5762459.png" manifest:media-type="image/png"/>
  <manifest:file-entry manifest:full-path="Pictures/10000001000004B00000033723C9F4332A126C3C.png" manifest:media-type="image/png"/>
  <manifest:file-entry manifest:full-path="Pictures/10000001000004B000000337FFA9BA75231660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163cm"/>
      <style:paragraph-properties style:writing-mode="lr-tb"/>
    </style:style>
    <style:style style:name="pr5" style:family="presentation" style:parent-style-name="Standard_20_1-outline1">
      <style:graphic-properties fo:min-height="11.929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draw:auto-grow-height="true" fo:min-height="3.163cm"/>
      <style:paragraph-properties style:writing-mode="lr-tb"/>
    </style:style>
    <style:style style:name="pr8" style:family="presentation" style:parent-style-name="Standard_20_2-outline1">
      <style:graphic-properties fo:min-height="11.929cm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3-title">
      <style:graphic-properties draw:auto-grow-height="true" fo:min-height="3.163cm"/>
      <style:paragraph-properties style:writing-mode="lr-tb"/>
    </style:style>
    <style:style style:name="pr11" style:family="presentation" style:parent-style-name="Standard_20_3-outline1">
      <style:graphic-properties fo:min-height="11.929cm"/>
      <style:paragraph-properties style:writing-mode="lr-tb"/>
    </style:style>
    <style:style style:name="pr12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 style:writing-mode="lr-tb"/>
      <style:text-properties fo:font-size="36pt" fo:language="en" fo:country="US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3.8cm" presentation:class="title" presentation:user-transformed="true">
          <draw:text-box>
            <text:p>Jupyter, PICAT, DFS <text:s/>em profundidade</text:p>
          </draw:text-box>
        </draw:frame>
        <draw:frame presentation:style-name="pr2" draw:text-style-name="P1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Claudio Cesar de Sá</text:p>
              </text:list-item>
              <text:list-item>
                <text:p>Marcio Muniz</text:p>
              </text:list-item>
              <text:list-item>
                <text:p>Haka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Roteiro<text:tab/>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3">
              <text:list-item>
                <text:p>A linguagem PICAT</text:p>
              </text:list-item>
              <text:list-item>
                <text:p>O extenão para PICAT <text:s/>se executar sob o ambiente Jupyter</text:p>
              </text:list-item>
              <text:list-item>
                <text:p>Facilidades e desvantagens</text:p>
              </text:list-item>
              <text:list-item>
                <text:p>Um grafo – um problema</text:p>
              </text:list-item>
              <text:list-item>
                <text:p>Representações em PICAT</text:p>
              </text:list-item>
              <text:list-item>
                <text:p>“Depth First Search” (DFS)</text:p>
              </text:list-item>
              <text:list-item>
                <text:p>Implementações (3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user-transformed="true">
          <draw:text-box>
            <text:p text:style-name="P1">Jupyter para PICAT</text:p>
          </draw:text-box>
        </draw:frame>
        <draw:frame presentation:style-name="pr8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1">Um plugin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placeholder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placeholder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draw:frame presentation:style-name="pr7" draw:text-style-name="P1" draw:layer="layout" svg:width="21.4cm" svg:height="3.163cm" svg:x="1.4cm" svg:y="0.837cm" presentation:class="title" presentation:placeholder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>
        <draw:frame presentation:style-name="pr7" draw:text-style-name="P1" draw:layer="layout" svg:width="21.4cm" svg:height="3.163cm" svg:x="1.4cm" svg:y="0.837cm" presentation:class="title" presentation:placeholder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2" presentation:presentation-page-layout-name="AL1T1">
        <draw:frame presentation:style-name="pr7" draw:text-style-name="P1" draw:layer="layout" svg:width="21.4cm" svg:height="3.163cm" svg:x="1.4cm" svg:y="0.837cm" presentation:class="title" presentation:placeholder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2" presentation:presentation-page-layout-name="AL1T1">
        <draw:frame presentation:style-name="pr7" draw:text-style-name="P1" draw:layer="layout" svg:width="21.4cm" svg:height="3.163cm" svg:x="1.4cm" svg:y="0.837cm" presentation:class="title" presentation:placeholder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2" presentation:presentation-page-layout-name="AL1T1">
        <draw:frame presentation:style-name="pr7" draw:text-style-name="P1" draw:layer="layout" svg:width="21.4cm" svg:height="3.163cm" svg:x="1.4cm" svg:y="0.837cm" presentation:class="title" presentation:placeholder="true">
          <draw:text-box/>
        </draw:frame>
        <draw:frame presentation:style-name="pr8" draw:text-style-name="P1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3" presentation:presentation-page-layout-name="AL2T3">
        <draw:frame presentation:style-name="pr10" draw:text-style-name="P1" draw:layer="layout" svg:width="21.4cm" svg:height="3.163cm" svg:x="1.4cm" svg:y="0.837cm" presentation:class="title" presentation:placeholder="true">
          <draw:text-box/>
        </draw:frame>
        <draw:frame presentation:style-name="pr11" draw:text-style-name="P1" draw:layer="layout" svg:width="12.023cm" svg:height="12.179cm" svg:x="1.4cm" svg:y="4.914cm" presentation:class="outline" presentation:placeholder="true">
          <draw:text-box/>
        </draw:frame>
        <draw:frame presentation:style-name="pr11" draw:text-style-name="P1" draw:layer="layout" svg:width="12.023cm" svg:height="12.179cm" svg:x="14.025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3T19">
        <draw:frame presentation:style-name="pr1" draw:text-style-name="P3" draw:layer="layout" svg:width="18.599cm" svg:height="3.506cm" svg:x="7.3cm" svg:y="8.8cm" presentation:class="title" presentation:user-transformed="true">
          <draw:text-box>
            <text:p><text:span text:style-name="T1">This work is licensed under</text:span><text:span text:style-name="T1"><text:line-break/></text:span><text:span text:style-name="T1">a Creative Commons Attribution-ShareAlike 3.0 Unported License.</text:span><text:span text:style-name="T1"><text:line-break/></text:span><text:span text:style-name="T1">It makes use of the works of</text:span><text:span text:style-name="T1"><text:line-break/></text:span><text:span text:style-name="T1">Kelly Loves Whales and Nick Merritt.</text:span></text:p>
          </draw:text-box>
        </draw:frame>
        <draw:frame draw:style-name="gr2" draw:text-style-name="P4" draw:layer="layout" svg:width="2.327cm" svg:height="0.819cm" svg:x="3.473cm" svg:y="10.2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loext:color-lum-mod="100%" loext:color-lum-off="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loext:color-lum-mod="100%" loext:color-lum-off="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20:19:27.241895779</meta:creation-date>
    <meta:editing-duration>P1DT2H18M27S</meta:editing-duration>
    <meta:editing-cycles>6</meta:editing-cycles>
    <meta:generator>LibreOffice/7.4.7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4-06-25T13:09:53.505403107</dc:date>
    <meta:document-statistic meta:object-count="107"/>
  </office:meta>
</office:document-meta>
</file>